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0800000008B2AA4E6A4F6D2D73.png" manifest:media-type="image/png"/>
  <manifest:file-entry manifest:full-path="Pictures/100000000000000800000008D65121279EDCA6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bitmap" draw:fill-image-name="_32_0_20_Percent" draw:textarea-horizontal-align="justify" draw:textarea-vertical-align="middle" draw:auto-grow-height="false" fo:min-height="3.653cm" fo:min-width="2.51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4.842cm" fo:min-width="2.514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3.591cm" fo:min-width="2.51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2.556cm" fo:min-width="2.514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4.669cm" fo:min-width="2.51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0.714cm" fo:min-width="1.73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93d9" draw:textarea-horizontal-align="justify" draw:textarea-vertical-align="middle" draw:auto-grow-height="false" fo:min-height="0.714cm" fo:min-width="1.73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de59" draw:textarea-horizontal-align="justify" draw:textarea-vertical-align="middle" draw:auto-grow-height="false" fo:min-height="0.714cm" fo:min-width="1.73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bbe33d" draw:textarea-horizontal-align="justify" draw:textarea-vertical-align="middle" draw:auto-grow-height="false" fo:min-height="0.714cm" fo:min-width="1.73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stroke="none" svg:stroke-color="#000000" draw:fill="none" draw:fill-color="#ffffff" fo:min-height="0.783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_32_0_20_Percent"/>
      <style:paragraph-properties fo:text-align="center"/>
      <style:text-properties fo:font-size="12pt"/>
    </style:style>
    <style:style style:name="P3" style:family="paragraph">
      <loext:graphic-properties draw:fill="bitmap" draw:fill-image-name="_35__20_Percent"/>
      <style:paragraph-properties fo:text-align="center"/>
      <style:text-properties fo:font-size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style:font-name="Source Code Pro1"/>
    </style:style>
    <style:style style:name="P6" style:family="paragraph">
      <loext:graphic-properties draw:fill="none" draw:fill-color="#ffffff"/>
      <style:text-properties style:font-name="Source Code Pro1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cccccc"/>
      <style:paragraph-properties fo:text-align="center"/>
      <style:text-properties style:font-name="Source Code Pro1" fo:font-size="14pt" style:font-size-asian="14pt" style:font-size-complex="14pt"/>
    </style:style>
    <style:style style:name="P9" style:family="paragraph">
      <loext:graphic-properties draw:fill-color="#0093d9"/>
      <style:paragraph-properties fo:text-align="center"/>
      <style:text-properties style:font-name="Source Code Pro1" fo:font-size="14pt" style:font-size-asian="14pt" style:font-size-complex="14pt"/>
    </style:style>
    <style:style style:name="P10" style:family="paragraph">
      <loext:graphic-properties draw:fill-color="#ffde59"/>
      <style:paragraph-properties fo:text-align="center"/>
      <style:text-properties style:font-name="Source Code Pro1" fo:font-size="14pt" style:font-size-asian="14pt" style:font-size-complex="14pt"/>
    </style:style>
    <style:style style:name="P11" style:family="paragraph">
      <loext:graphic-properties draw:fill-color="#bbe33d"/>
      <style:paragraph-properties fo:text-align="center"/>
      <style:text-properties style:font-name="Source Code Pro1" fo:font-size="14pt" style:font-size-asian="14pt" style:font-size-complex="14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-color="#bbe33d"/>
      <style:paragraph-properties fo:text-align="center"/>
      <style:text-properties style:font-name="Source Code Pro1" fo:font-size="13pt" style:font-size-asian="13pt" style:font-size-complex="13pt"/>
    </style:style>
    <style:style style:name="P14" style:family="paragraph">
      <style:paragraph-properties fo:text-align="center"/>
      <style:text-properties fo:font-size="16pt"/>
    </style:style>
    <style:style style:name="P15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style:font-name="Source Code Pro1" fo:font-size="15pt" style:font-size-asian="15pt" style:font-size-complex="15pt"/>
    </style:style>
    <style:style style:name="T2" style:family="text">
      <style:text-properties style:font-name="Source Code Pro1"/>
    </style:style>
    <style:style style:name="T3" style:family="text">
      <style:text-properties style:font-name="Source Code Pro1" fo:font-size="14pt" style:font-size-asian="14pt" style:font-size-complex="14pt"/>
    </style:style>
    <style:style style:name="T4" style:family="text">
      <style:text-properties style:font-name="Source Code Pr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3.937cm" svg:x="13.393cm" svg:y="9.098cm">
          <text:p text:style-name="P1"/>
          <text:p text:style-name="P1"/>
          <text:p text:style-name="P1"/>
          <text:p text:style-name="P1"><text:span text:style-name="T1"/></text:p>
          <text:p text:style-name="P1"><text:span text:style-name="T1">Me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048cm" svg:height="5.126cm" svg:x="9.793cm" svg:y="5.764cm">
          <text:p text:style-name="P1"/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048cm" svg:height="3.875cm" svg:x="6.297cm" svg:y="4.189cm">
          <text:p text:style-name="P1"/>
          <text:p text:style-name="P1"><text:span text:style-name="T1">Gue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048cm" svg:height="2.84cm" svg:x="6.292cm" svg:y="8.05cm">
          <text:p text:style-name="P1"/>
          <text:p text:style-name="P1"/>
          <text:p text:style-name="P1"/>
          <text:p text:style-name="P1"><text:span text:style-name="T1">Ho</text:span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3.875cm" svg:x="2.796cm" svg:y="1.989cm">
          <text:p text:style-name="P1"/>
          <text:p text:style-name="P1"><text:span text:style-name="T1">Gue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48cm" svg:height="4.953cm" svg:x="2.791cm" svg:y="5.937cm">
          <text:p text:style-name="P1"/>
          <text:p text:style-name="P1"/>
          <text:p text:style-name="P1"/>
          <text:p text:style-name="P1"/>
          <text:p text:style-name="P1"/>
          <text:p text:style-name="P1"><text:span text:style-name="T1"/></text:p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.909cm" svg:y1="1.925cm" svg:x2="1.905cm" svg:y2="13.046cm">
          <text:p/>
        </draw:line>
        <draw:line draw:style-name="gr6" draw:text-style-name="P4" draw:layer="layout" svg:x1="0.954cm" svg:y1="9.031cm" svg:x2="17.426cm" svg:y2="9.101cm">
          <text:p/>
        </draw:line>
        <draw:frame draw:style-name="gr7" draw:text-style-name="P6" draw:layer="layout" svg:width="1.27cm" svg:height="1.052cm" svg:x="0.124cm" svg:y="6.663cm">
          <draw:text-box>
            <text:p text:style-name="P5"><text:span text:style-name="T2">SW</text:span></text:p>
          </draw:text-box>
        </draw:frame>
        <draw:frame draw:style-name="gr7" draw:text-style-name="P6" draw:layer="layout" svg:width="1.27cm" svg:height="1.052cm" svg:x="0.124cm" svg:y="10.219cm">
          <draw:text-box>
            <text:p text:style-name="P5"><text:span text:style-name="T2">HW</text:span></text:p>
          </draw:text-box>
        </draw:frame>
        <draw:custom-shape draw:style-name="gr8" draw:text-style-name="P8" draw:layer="layout" svg:width="2.286cm" svg:height="1.016cm" svg:x="3.172cm" svg:y="9.012cm">
          <text:p text:style-name="P7"><text:span text:style-name="T3">NIC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286cm" svg:height="1.016cm" svg:x="3.172cm" svg:y="8.012cm">
          <text:p text:style-name="P7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286cm" svg:height="1.016cm" svg:x="3.172cm" svg:y="7.012cm">
          <text:p text:style-name="P7"><text:span text:style-name="T3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286cm" svg:height="1.016cm" svg:x="3.172cm" svg:y="6.012cm">
          <text:p text:style-name="P7"><text:span text:style-name="T3">VM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286cm" svg:height="1.016cm" svg:x="3.172cm" svg:y="4.812cm">
          <text:p text:style-name="P7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286cm" svg:height="1.016cm" svg:x="3.172cm" svg:y="3.812cm">
          <text:p text:style-name="P7"><text:span text:style-name="T3">Ker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286cm" svg:height="1.016cm" svg:x="3.172cm" svg:y="2.812cm">
          <text:p text:style-name="P7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86cm" svg:height="1.016cm" svg:x="6.673cm" svg:y="9.012cm">
          <text:p text:style-name="P7"><text:span text:style-name="T3">NIC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286cm" svg:height="1.016cm" svg:x="6.673cm" svg:y="8.012cm">
          <text:p text:style-name="P7"><text:span text:style-name="T3">VM</text:span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286cm" svg:height="1.016cm" svg:x="6.673cm" svg:y="7.012cm">
          <text:p text:style-name="P7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286cm" svg:height="1.016cm" svg:x="6.673cm" svg:y="6.012cm">
          <text:p text:style-name="P7"><text:span text:style-name="T3">Ker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286cm" svg:height="1.016cm" svg:x="6.673cm" svg:y="5.012cm">
          <text:p text:style-name="P7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86cm" svg:height="1.016cm" svg:x="10.174cm" svg:y="9.012cm">
          <text:p text:style-name="P7"><text:span text:style-name="T3">NIC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286cm" svg:height="1.016cm" svg:x="10.174cm" svg:y="8.012cm">
          <text:p text:style-name="P7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286cm" svg:height="1.016cm" svg:x="10.174cm" svg:y="7.012cm">
          <text:p text:style-name="P7"><text:span text:style-name="T3">Ker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286cm" svg:height="1.016cm" svg:x="10.174cm" svg:y="6.012cm">
          <text:p text:style-name="P7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286cm" svg:height="1.016cm" svg:x="13.774cm" svg:y="9.112cm">
          <text:p text:style-name="P12"><text:span text:style-name="T4">FPGA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86cm" svg:height="1.016cm" svg:x="13.774cm" svg:y="10.112cm">
          <text:p text:style-name="P7"><text:span text:style-name="T3">TCP/I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86cm" svg:height="1.016cm" svg:x="13.774cm" svg:y="11.112cm">
          <text:p text:style-name="P7"><text:span text:style-name="T3">NIC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3.629cm" svg:height="2.384cm" svg:x="2.594cm" svg:y="0.062cm">
          <draw:text-box>
            <text:p text:style-name="P14">Type 2 </text:p>
            <text:p text:style-name="P14">Hypervisor</text:p>
          </draw:text-box>
        </draw:frame>
        <draw:frame draw:style-name="gr12" draw:text-style-name="P15" draw:layer="layout" svg:width="3.684cm" svg:height="2.384cm" svg:x="5.969cm" svg:y="1.38cm">
          <draw:text-box>
            <text:p text:style-name="P14">Type 1 </text:p>
            <text:p text:style-name="P14">Hypervisor</text:p>
          </draw:text-box>
        </draw:frame>
        <draw:frame draw:style-name="gr13" draw:text-style-name="P15" draw:layer="layout" svg:width="3.429cm" svg:height="1.033cm" svg:x="9.496cm" svg:y="4.364cm">
          <draw:text-box>
            <text:p text:style-name="P14">Container</text:p>
          </draw:text-box>
        </draw:frame>
        <draw:frame draw:style-name="gr13" draw:text-style-name="P15" draw:layer="layout" svg:width="3.429cm" svg:height="1.033cm" svg:x="13.197cm" svg:y="7.865cm">
          <draw:text-box>
            <text:p text:style-name="P14">FPG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D65121279EDCA62F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09:19:38.136811164</meta:creation-date>
    <dc:date>2019-09-04T14:27:21.048008251</dc:date>
    <meta:editing-duration>PT15M50S</meta:editing-duration>
    <meta:editing-cycles>4</meta:editing-cycles>
    <meta:generator>LibreOffice/6.2.6.2$Linux_X86_64 LibreOffice_project/20$Build-2</meta:generator>
    <meta:document-statistic meta:object-count="33"/>
  </office:meta>
</office:document-meta>
</file>